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0">
            <text:p>0</text:p>
          </table:table-cell>
          <table:table-cell office:value-type="string">
            <text:p>1004 College Aven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01 William Stre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vey Ha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vey Hou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derson Cen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mnex 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mnex 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rlington Ha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rt Galler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ll Ha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ttleground Athletic Complex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ell Tow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rent Hou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rompto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shnell Ha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ndler Ha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mbs Ha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rnell Hous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ustis Ha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uPont Ha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agle Landin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airfax Hous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itness Cente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ramar Hou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eorge Washington Ha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oolrick Ha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amlet Hous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eating Plan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efferson Ha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epson Alumni Executive Cente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epson Science Cente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ee Ha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impson Library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dison Ha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rshall Ha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rye Hous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son Ha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elchers Ha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ercer Ha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onroe Ha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rking Deck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hysical Plan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ollard Ha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andolph Ha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ussell Ha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eacobeck Ha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outh Ha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ennis Center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rinkle Ha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yler Hous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niversity Apartment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irginia Ha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estmoreland Ha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illard Ha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oodard Campus Cent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6598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4/01/2013</text:date>, <text:time>19:1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ngularity </meta:initial-creator>
    <meta:creation-date>2013-04-01T19:04:53</meta:creation-date>
    <meta:generator>LibreOffice/3.3$Unix LibreOffice_project/330m19$Build-401</meta:generator>
    <meta:document-statistic meta:table-count="3" meta:cell-count="110" meta:object-count="0"/>
  </office:meta>
</office:document-meta>
</file>